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line-height="150%" style:snap-to-layout-grid="false"/>
    </style:style>
    <style:style style:name="P3" style:family="paragraph" style:parent-style-name="Standard">
      <style:paragraph-properties fo:line-height="150%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style:snap-to-layout-gri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50%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cm" fo:margin-bottom="0cm" fo:line-height="150%"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cm" fo:line-height="150%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fo:line-height="150%" style:snap-to-layout-gri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top="0cm" fo:margin-bottom="0cm" fo:line-height="150%" style:snap-to-layout-grid="false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50%" style:snap-to-layout-gri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paragraph-properties fo:margin-top="0cm" fo:margin-bottom="0cm" fo:line-height="150%" style:snap-to-layout-grid="false"/>
      <style:text-properties fo:font-size="10pt" style:font-size-asian="10pt" style:font-size-complex="10pt"/>
    </style:style>
    <style:style style:name="P17" style:family="paragraph" style:parent-style-name="Standard" style:master-page-name="Standard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language="en" fo:country="US" style:font-weight-asian="normal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asos de Prueba:</text:p>
      <text:p text:style-name="P12"/>
      <text:p text:style-name="P14"><text:span text:style-name="T5">La realización de las pruebas se efectúa con unittest, un módulo de Pyhton cuya finalidad es realizar test unitarios y que provee una salid acorde</text:span><text:span text:style-name="T3">.</text:span></text:p>
      <text:p text:style-name="P14"><text:span text:style-name="T3"/></text:p>
      <text:p text:style-name="P14"><text:span text:style-name="T3">Se muestra un caso de prueba ejemplo:</text:span></text:p>
      <text:p text:style-name="P14"><text:span text:style-name="T3"/></text:p>
      <text:p text:style-name="P15">#!/usr/bin/env python</text:p>
      <text:p text:style-name="P15"># -*- coding: utf-8 -*-</text:p>
      <text:p text:style-name="P15">"""</text:p>
      <text:p text:style-name="P15">Casos de prueba de instruction_set.py</text:p>
      <text:p text:style-name="P15">"""</text:p>
      <text:p text:style-name="P15">#módulo de Tests Unitarios</text:p>
      <text:p text:style-name="P15">import unittest</text:p>
      <text:p text:style-name="P15">#importa el módulo a testear:</text:p>
      <text:p text:style-name="P15">from instruction_set import *</text:p>
      <text:p text:style-name="P15"></text:p>
      <text:p text:style-name="P15">"""</text:p>
      <text:p text:style-name="P15">Test FLD</text:p>
      <text:p text:style-name="P15">Fecha: 28/07/2008</text:p>
      <text:p text:style-name="P15">Leonardo Manuel Rocha</text:p>
      <text:p text:style-name="P15">Propósito:</text:p>
      <text:p text:style-name="P15"><text:tab/>Observar que el dato que se introduce mediante FLD de instruction_set.py</text:p>
      <text:p text:style-name="P15"><text:tab/>se corresponda con los datos que se almacenan en la pila</text:p>
      <text:p text:style-name="P15">Dependencias:</text:p>
      <text:p text:style-name="P15"><text:tab/>Pila</text:p>
      <text:p text:style-name="P15"><text:tab/>StatusRegister</text:p>
      <text:p text:style-name="P15">Método:</text:p>
      <text:p text:style-name="P15"><text:tab/>Se crean valores enteros positivos, cero y negativos los que se introducirán</text:p>
      <text:p text:style-name="P15"><text:tab/>mediante FLD.</text:p>
      <text:p text:style-name="P15"><text:tab/>Se comprueba que el valor almacenado corresponda con el introducido</text:p>
      <text:p text:style-name="P15">Esperado:</text:p>
      <text:p text:style-name="P15"><text:tab/>Test OK</text:p>
      <text:p text:style-name="P15"></text:p>
      <text:p text:style-name="P15">"""</text:p>
      <text:p text:style-name="P15">class TestFLD(unittest.TestCase):</text:p>
      <text:p text:style-name="P15"><text:tab/>def testFLDpos(self):</text:p>
      <text:p text:style-name="P15"><text:tab/><text:tab/>pos = 111111 #usar un valor positivo</text:p>
      <text:p text:style-name="P15"><text:tab/><text:tab/>#usar FLD</text:p>
      <text:p text:style-name="P15"><text:tab/><text:tab/>FLD(pos)</text:p>
      <text:p text:style-name="P15"><text:tab/><text:tab/>#verificar que el valor de la pila sea el que se ingresó</text:p>
      <text:p text:style-name="P15"><text:tab/><text:tab/>self.assertEqual(pila.getI(pila.head())[0],pos)</text:p>
      <text:p text:style-name="P15"><text:tab/>def testFLDneg(self):</text:p>
      <text:p text:style-name="P15"><text:tab/><text:tab/>neg = -111111 #usar un valor negativo</text:p>
      <text:p text:style-name="P15"><text:tab/><text:tab/>#usar FLD</text:p>
      <text:p text:style-name="P15"><text:tab/><text:tab/>FLD(neg)</text:p>
      <text:p text:style-name="P15"><text:tab/><text:tab/>#verificar que el valor de la pila sea el que se ingresó</text:p>
      <text:p text:style-name="P15"><text:tab/><text:tab/>self.assertEqual(pila.getI(pila.head())[0],neg)</text:p>
      <text:p text:style-name="P15"><text:tab/>def testFLDcero(self):</text:p>
      <text:p text:style-name="P15"><text:soft-page-break/><text:tab/><text:tab/>cero = 0 #usar el cero</text:p>
      <text:p text:style-name="P15"><text:tab/><text:tab/>#usar FLD</text:p>
      <text:p text:style-name="P15"><text:tab/><text:tab/>FLD(cero)</text:p>
      <text:p text:style-name="P15"><text:tab/><text:tab/>#verificar que el valor de la pila sea el que se ingresó</text:p>
      <text:p text:style-name="P15"><text:tab/><text:tab/>self.assertEqual(pila.getI(pila.head())[0],cero)</text:p>
      <text:p text:style-name="P15"></text:p>
      <text:p text:style-name="P15">if __name__ == '__main__':</text:p>
      <text:p text:style-name="P15"><text:s text:c="4"/>unittest.main()</text:p>
      <text:p text:style-name="P15"/>
      <text:p text:style-name="P15"/>
      <text:p text:style-name="P13">Cuya salida en línea de comando da:</text:p>
      <text:p text:style-name="P15">#python tests_instruction_set.py </text:p>
      <text:p text:style-name="P15">...</text:p>
      <text:p text:style-name="P15">----------------------------------------------------------------------</text:p>
      <text:p text:style-name="P15">Ran 3 tests in 0.000s</text:p>
      <text:p text:style-name="P15"></text:p>
      <text:p text:style-name="P15">OK</text:p>
      <text:p text:style-name="P15"/>
      <text:p text:style-name="P13">Resultado posit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Caso de Prueba</dc:title>
    <meta:initial-creator>jefe</meta:initial-creator>
    <meta:creation-date>2008-06-18T21:22:00</meta:creation-date>
    <dc:creator>leo</dc:creator>
    <dc:date>2008-07-28T11:59:28</dc:date>
    <meta:editing-cycles>4</meta:editing-cycles>
    <meta:editing-duration>PT3H7M1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2" meta:paragraph-count="61" meta:word-count="242" meta:character-count="1664"/>
  </office:meta>
</office:document-meta>
</file>